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" svg:font-family="" style:font-family-generic="roman"/>
    <style:font-face style:name="Arial2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Regular" style:font-family-generic="roman" style:font-pitch="variable"/>
    <style:font-face style:name="Liberation Sans Narrow1" svg:font-family="'Liberation Sans Narrow'" style:font-family-generic="roman" style:font-pitch="variable"/>
    <style:font-face style:name="Liberation Sans Narrow2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2.65cm"/>
      <style:paragraph-properties style:writing-mode="lr-tb"/>
    </style:style>
    <style:style style:name="pr8" style:family="presentation" style:parent-style-name="Standard-outline1">
      <style:graphic-properties fo:min-height="11.93cm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draw:auto-grow-height="true" fo:min-height="2.65cm"/>
      <style:paragraph-properties style:writing-mode="lr-tb"/>
    </style:style>
    <style:style style:name="pr11" style:family="presentation" style:parent-style-name="Standard_20_2-outline1">
      <style:graphic-properties fo:min-height="11.93cm"/>
      <style:paragraph-properties style:writing-mode="lr-tb"/>
    </style:style>
    <style:style style:name="pr12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line-height="100%"/>
      <style:text-properties style:font-name="Arial" style:font-name-complex="Arial" style:font-size-complex="10.5pt"/>
    </style:style>
    <style:style style:name="P5" style:family="paragraph">
      <style:paragraph-properties fo:line-height="100%"/>
      <style:text-properties style:font-name="Arial" fo:font-size="12pt" style:font-name-complex="Arial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line-height="100%"/>
      <style:text-properties style:font-name="Arial" fo:font-size="15pt" style:font-size-asian="15pt" style:font-name-complex="Arial" style:font-size-complex="15pt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paragraph-properties fo:margin-left="0cm" fo:margin-right="0cm" fo:margin-top="0cm" fo:margin-bottom="0.303cm" fo:text-align="justify" fo:text-indent="0cm">
        <style:tab-stops/>
      </style:paragraph-properties>
    </style:style>
    <style:style style:name="T1" style:family="text">
      <style:text-properties style:font-name="Arial" style:font-name-complex="Arial" style:font-size-complex="10.5pt"/>
    </style:style>
    <style:style style:name="T2" style:family="text">
      <style:text-properties style:font-name="Arial" fo:font-size="24pt" style:font-size-asian="24pt" style:font-name-complex="Arial" style:font-size-complex="24pt"/>
    </style:style>
    <style:style style:name="T3" style:family="text">
      <style:text-properties style:font-name="Arial" fo:font-size="14pt" style:font-size-asian="14pt" style:font-name-complex="Arial" style:font-size-complex="1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Arial" fo:font-size="15pt" style:font-size-asian="15pt" style:font-name-complex="Arial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Création d’entreprise 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Choix du statut Juridique </text:p>
          </draw:text-box>
        </draw:frame>
        <draw:frame presentation:style-name="pr5" draw:layer="layout" svg:width="24.639cm" svg:height="9.135cm" svg:x="1.398cm" svg:y="4.209cm" presentation:class="outline" presentation:user-transformed="true">
          <draw:text-box>
            <text:p text:style-name="P4"><text:span text:style-name="T1">- En premier lieu il faut d’abord savoir combien vous êtes pour la création de l’entreprise afin de choisir le statut juridique , le statut est différent si vous êtes seul (auto-entrepreneur , SASU) <text:s/>ou plusieurs ( SARL,SAS etc.)</text:span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Choix du statut Juridique </text:p>
          </draw:text-box>
        </draw:frame>
        <draw:frame presentation:style-name="pr5" draw:layer="layout" svg:width="24.639cm" svg:height="9.135cm" svg:x="1.398cm" svg:y="4.209cm" presentation:class="outline" presentation:user-transformed="true">
          <draw:text-box>
            <text:p text:style-name="P5"><text:span text:style-name="T2">- dans notre cas nous sommes 3 donc nous optons pour la création d’une micro-entreprise</text:span></text:p>
            <text:p text:style-name="P4"><text:span text:style-name="T1">- pour créer une Micro-entreprise il faut remplir ces conditions : </text:span></text:p>
            <text:p text:style-name="P4"><text:span text:style-name="T3">*nb d’associés : Minimum 2 Maximum 10</text:span></text:p>
            <text:p text:style-name="P4"><text:span text:style-name="T3">*le chiffre d’affaire (CA) annuel ne doit pas excéder 2 millions d’euros 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4" draw:text-style-name="P6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6"><text:span text:style-name="T4">Pourquoi une micro-entreprise ?</text:span></text:p>
          </draw:text-box>
        </draw:frame>
        <draw:frame presentation:style-name="pr5" draw:text-style-name="P8" draw:layer="layout" svg:width="24.639cm" svg:height="9.135cm" svg:x="1.398cm" svg:y="4.209cm" presentation:class="outline" presentation:user-transformed="true">
          <draw:text-box>
            <text:p text:style-name="P7"><text:span text:style-name="T5"/></text:p>
            <text:p text:style-name="P7"><text:span text:style-name="T5">- Pour démarrer une activité de prestation de services à titre indépendant, le régime micro-entreprise présente plusieurs avantages pour l’entrepreneur. </text:span></text:p>
            <text:p text:style-name="P7"><text:span text:style-name="T5"/></text:p>
            <text:p text:style-name="P7"><text:span text:style-name="T5"/></text:p>
            <text:p text:style-name="P7"><text:span text:style-name="T5">- En effet, la création d’une micro-entreprise est facile et rapide, le taux de prélèvement fiscal et social est relativement faible, l’abattement forfaitaire pour le calcul du bénéfice est souvent intéressant, et la gestion d’une micro-entreprise est ultra-simplifiée.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 xml:id="id5" draw:id="id5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user-transformed="true">
          <draw:text-box>
            <text:p>Création d’une micro entreprise </text:p>
          </draw:text-box>
        </draw:frame>
        <draw:frame presentation:style-name="pr8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Aujourd’hui pour gagner un temps considérable au niveau administratif nous pouvons passer par des plateformes comme « guichet-entreprise » qui s’occupe de créer le dossier administratif et de l’envoyer au greffe du tribunal de commerce afin de valider la création de la micro-entreprise.</text:p>
                <text:p/>
              </text:list-item>
              <text:list-item>
                <text:p>Une fois le dossier valider vous recevez votre numéro de SIRET , le numéro de SIREN ainsi que l’extrait Kbis indiquant toutes les informations de l’entreprise </text:p>
                <text:p/>
                <text:p/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2" presentation:presentation-page-layout-name="AL2T1" presentation:use-date-time-name="dtd1" xml:id="id6" draw:id="id6">
        <office:forms form:automatic-focus="false" form:apply-design-mode="false"/>
        <draw:frame presentation:style-name="pr10" draw:layer="layout" svg:width="25.005cm" svg:height="2.65cm" draw:transform="skewX (-2.80980493648851E-017) rotate (0.142244334037538) translate (0.286cm 3.916cm)" presentation:class="title" presentation:user-transformed="true">
          <draw:text-box>
            <text:p>Impositions </text:p>
          </draw:text-box>
        </draw:frame>
        <draw:frame presentation:style-name="pr11" draw:layer="layout" svg:width="24.639cm" svg:height="5.988cm" svg:x="1.68cm" svg:y="7.358cm" presentation:class="outline" presentation:user-transformed="true">
          <draw:text-box>
            <text:list text:style-name="L3">
              <text:list-item>
                <text:p text:style-name="P9">ne pas oublier de déclarer ses revenues trimestrielles à l’urssaf</text:p>
              </text:list-item>
              <text:list-item>
                <text:p text:style-name="P9">Le taux d’impositions est de 22 %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" svg:font-family="" style:font-family-generic="roman"/>
    <style:font-face style:name="Arial2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Regular" style:font-family-generic="roman" style:font-pitch="variable"/>
    <style:font-face style:name="Liberation Sans Narrow1" svg:font-family="'Liberation Sans Narrow'" style:font-family-generic="roman" style:font-pitch="variable"/>
    <style:font-face style:name="Liberation Sans Narrow2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Arial1" style:font-family-asian="Arial" style:font-pitch-asian="variable" style:font-size-asian="16pt" style:font-weight-asian="bol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2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4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4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4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3T14:52:15.679000000</meta:creation-date>
    <meta:editing-duration>PT35M53S</meta:editing-duration>
    <meta:editing-cycles>9</meta:editing-cycles>
    <meta:generator>LibreOffice/7.0.3.1$Windows_X86_64 LibreOffice_project/d7547858d014d4cf69878db179d326fc3483e082</meta:generator>
    <dc:title>Progress</dc:title>
    <dc:date>2021-10-13T15:48:32.822000000</dc:date>
    <meta:document-statistic meta:object-count="93"/>
  </office:meta>
</office:document-meta>
</file>